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center" fo:margin-bottom="10.00pt"/>
    </style:style>
    <style:style style:name="P3" style:family="paragraph">
      <style:paragraph-properties fo:line-height="115.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15.00%" fo:text-align="left" fo:margin-bottom="10.00pt"/>
    </style:style>
    <style:style style:name="P5" style:family="paragraph">
      <style:paragraph-properties fo:line-height="115.00%" fo:text-align="left" fo:margin-bottom="10.00pt"/>
    </style:style>
    <style:style style:name="P6" style:family="paragraph">
      <style:paragraph-properties fo:line-height="115.00%" fo:text-align="left" fo:margin-bottom="10.00pt"/>
    </style:style>
    <style:style style:name="P7" style:family="paragraph">
      <style:paragraph-properties fo:line-height="115.00%" fo:text-align="left" fo:margin-bottom="10.00pt"/>
    </style:style>
    <style:style style:name="P8" style:family="paragraph">
      <style:paragraph-properties fo:line-height="115.00%" fo:text-align="left" fo:margin-bottom="10.00pt"/>
    </style:style>
  </office:automatic-styles>
  <office:body>
    <office:text>
      <text:p text:style-name="P1"><text:span text:style-name="T1"/></text:p>
      <text:p text:style-name="P2"><text:span text:style-name="T2">Ariella Levy, Rainbow Play Therapy</text:span></text:p>
      <text:p text:style-name="P3"><text:span text:style-name="T3">QUESTIONS</text:span></text:p>
      <text:p text:style-name="P3"><text:span text:style-name="T3">Goals-want to attract customers</text:span></text:p>
      <text:p text:style-name="P3"><text:span text:style-name="T3">Challenges</text:span><text:span text:style-name="T4">-</text:span><text:span text:style-name="T5">get customers who are confident in you</text:span></text:p>
      <text:p text:style-name="P3"><text:span text:style-name="T5">Success-to solve the issues the customer came to resolve, child is transformed, family sees him/her differently </text:span></text:p>
      <text:p text:style-name="P3"><text:span text:style-name="T5">Service- play therapy sessions for children with behavioural issues, located in london, workshops/webinars online</text:span></text:p>
      <text:p text:style-name="P3"><text:span text:style-name="T5">Story- I worked in several schools, realised that children suffering from mental health their issues were holding them back from being happy sociable kids.</text:span></text:p>
      <text:p text:style-name="P3"><text:span text:style-name="T5">USERS</text:span></text:p>
      <text:list text:style-name="L4">
        <text:list-item>
          <text:p text:style-name="P4"><text:span text:style-name="T5">Private School looking for a play therapist to work on a<text:s text:c="2"/>regular basis with the children experiencing behaviour problems which are affecting their well being, social situation and ability to learn.</text:span></text:p>
        </text:list-item>
        <text:list-item>
          <text:p text:style-name="P4"><text:span text:style-name="T5">Small family recently moved to new country and don't know their way around. Move impacted child greatly and he/she is showing behavioural issues. Parents looking for long term solution to help their child.</text:span></text:p>
        </text:list-item>
        <text:list-item>
          <text:p text:style-name="P4"><text:span text:style-name="T5">Middle class family, a few kids. A close family member just passed away, impacted the child's behaviour significantly. Parents are struggling, very worried for the child, looking for help.</text:span></text:p>
        </text:list-item>
        <text:list-item>
          <text:p text:style-name="P4"><text:span text:style-name="T5">Single businessman dad, divorced recently because his ex wife was unstable. Is now raising their son alone. The mothers mental health and the recent divorce has greatly affected the child. Showing signs of behavioural issues. Father at a loss so looking for therapist for his son.</text:span></text:p>
        </text:list-item>
      </text:list>
      <text:p text:style-name="P5"><text:span text:style-name="T5">All users have a child with behavioural issues and are looking for a solution to change their child. They are all well-off, so are willing and have the means with which to spend money on therapy for the child.</text:span></text:p>
      <text:p text:style-name="P5"><text:span text:style-name="T5">ANALYZE THE MARKET</text:span></text:p>
      <text:p text:style-name="P5"><text:span text:style-name="T5">Other play therapists provide this service and more. Their site gives a proffessional, neat feel. Attracts customers looking for therapist. They are catering to a similair audience.<text:s text:c="2"/>Like the feel their site gives. Feel taken care of, found a solution etc.</text:span></text:p>
      <text:p text:style-name="P5"><text:span text:style-name="T5">CORE VALUES </text:span></text:p>
      <text:p text:style-name="P6"><text:span text:style-name="T5">culture- creative, open, understanding, listening, thinking deeply about behaviour, thrapuatic western mentality. </text:span></text:p>
      <text:p text:style-name="P6"><text:span text:style-name="T5">customer- parents who are supportive of their kids being in therapy, looking for change- looking for beyond what capable of, willing to engage.</text:span></text:p>
      <text:p text:style-name="P6"><text:span text:style-name="T5">voice/personality- nurturing,family freindly, trustworthy</text:span></text:p>
      <text:p text:style-name="P6"><text:span text:style-name="T5">feeling- stress-free, happy with the childs change</text:span></text:p>
      <text:p text:style-name="P6"><text:span text:style-name="T5">impact- issues solved, parents see that the emotions behind behaviour was impacting the child so child is now emotionally stable</text:span></text:p>
      <text:p text:style-name="P6"><text:span text:style-name="T5">unique value- location(local), no issue is too big or small, can deal with all kinds, safe place, confidential, won't feel embarrased that they need to go for help as I garuantee absolute confidentiality.</text:span></text:p>
      <text:p text:style-name="P6"><text:span text:style-name="T5">DEFINE THE BRAND</text:span></text:p>
      <text:p text:style-name="P6"><text:span text:style-name="T5">creative, open, nurturing, stress-free, trustworhty, local</text:span></text:p>
      <text:p text:style-name="P6"><text:span text:style-name="T5">WHAT-Providing play therapy sessions, HOW- london based studio WHO- concerned parents/carers WHERE- based in london and workshops online, WHY- open,understanding, WHEN- child experiencing behaviour issues</text:span></text:p>
      <text:p text:style-name="P6"><text:span text:style-name="T5">summary- Rainbow Play Therapy provides play therapy for concerned parents/carers in a safe, warm environment with a nurturing voice; helping them feel happy,stress-free and a transformed child.</text:span></text:p>
      <text:p text:style-name="P6"><text:span text:style-name="T5">top unique value- location(local), no issue is too big or small, can deal with all kinds, safe place, confidential, won't feel embarrased that they need to go for help as I garuantee absolute confidentiality.</text:span></text:p>
      <text:p text:style-name="P6"><text:span text:style-name="T5"/></text:p>
      <text:p text:style-name="P7"><text:span text:style-name="T5"/></text:p>
      <text:p text:style-name="P8"><text:span text:style-name="T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